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45f" officeooo:paragraph-rsid="001e645f"/>
    </style:style>
    <style:style style:name="P2" style:family="paragraph" style:parent-style-name="Standard">
      <style:text-properties officeooo:rsid="001e645f" officeooo:paragraph-rsid="001f2602"/>
    </style:style>
    <style:style style:name="P3" style:family="paragraph" style:parent-style-name="Standard">
      <style:text-properties officeooo:rsid="001e645f" officeooo:paragraph-rsid="001f6102"/>
    </style:style>
    <style:style style:name="P4" style:family="paragraph" style:parent-style-name="Standard">
      <style:text-properties officeooo:rsid="001f6102" officeooo:paragraph-rsid="001f6102"/>
    </style:style>
    <style:style style:name="P5" style:family="paragraph" style:parent-style-name="Standard">
      <style:paragraph-properties fo:break-before="page"/>
      <style:text-properties officeooo:rsid="001e645f" officeooo:paragraph-rsid="001e645f"/>
    </style:style>
    <style:style style:name="T1" style:family="text">
      <style:text-properties officeooo:rsid="001f2602"/>
    </style:style>
    <style:style style:name="T2" style:family="text">
      <style:text-properties officeooo:rsid="001f61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%profile</text:p>
      <text:p text:style-name="P1"><text:tab/><text:tab/>\vspace{24pt}</text:p>
      <text:p text:style-name="P1"><text:tab/><text:tab/>{\Large \textbf{Profil}}</text:p>
      <text:p text:style-name="P1"><text:tab/><text:tab/>\hrule</text:p>
      <text:p text:style-name="P1"><text:tab/><text:tab/>\vspace{12pt}</text:p>
      <text:p text:style-name="P3"><text:tab/><text:tab/>\hspace{6 pt}\textbf{Ansvarsfull} – <text:span text:style-name="T1">Jag har alltid varit en pålitlighet på den största nivån.</text:span></text:p>
      <text:p text:style-name="P3"><text:span text:style-name="T2">Vilket gör mig till en ansvarsfull person person på grånd detta.</text:span></text:p>
      <text:p text:style-name="P4"><text:s/></text:p>
      <text:p text:style-name="P1"/>
      <text:p text:style-name="P1"><text:tab/><text:tab/><text:tab/>\vspace{12 pt}</text:p>
      <text:p text:style-name="P2"><text:tab/> <text:s text:c="3"/><text:tab/>\hspace{6 pt}\textbf{Entusiastisk} - Jag har alltid varit entusiastisk med de jag har jobbat med.</text:p>
      <text:p text:style-name="P2">Detta <text:span text:style-name="T1">hjälper</text:span> mig <text:span text:style-name="T1">besörja</text:span> <text:span text:style-name="T1">situationer</text:span> <text:span text:style-name="T1">som är tuffa också det gör att jobbet trevligare. </text:span></text:p>
      <text:p text:style-name="P1"><text:tab/> <text:s text:c="3"/><text:tab/></text:p>
      <text:p text:style-name="P1"><text:tab/><text:tab/><text:tab/>\vspace{12 pt}</text:p>
      <text:p text:style-name="P1"><text:s/><text:tab/><text:tab/> <text:s text:c="3"/>\hspace{6 pt}\textbf{Mottaglig} - Mottaglighet är både en av mina positiva och negativa personlighet <text:span text:style-name="T2">som</text:span> jag har! </text:p>
      <text:p text:style-name="P1"><text:s/><text:tab/><text:tab/><text:tab/>\textit{ "my own double edged <text:span text:style-name="T2">sword</text:span>."}</text:p>
      <text:p text:style-name="P1"><text:tab/><text:tab/><text:tab/>Men jag har ett professionell <text:span text:style-name="T2">beteende</text:span>, och när det behövs säger <text:span text:style-name="T2">jag ifrån mig</text:span>.</text:p>
      <text:p text:style-name="P1"><text:tab/><text:tab/><text:tab/></text:p>
      <text:p text:style-name="P1"><text:tab/><text:tab/><text:tab/>\vspace{12 pt}</text:p>
      <text:p text:style-name="P1"><text:s/><text:tab/><text:tab/> <text:s text:c="3"/>\hspace{6 pt}\textbf{Problem Solver} - Lösa problem är min hobby (problem = pussel, matematiska, social, etc.), det gör ett god glädye när jag löser problem. det är just kanske varför jag gillar programmering.</text:p>
      <text:p text:style-name="P5">Jag har alltid tycket om de jag jobbar med. </text:p>
      <text:p text:style-name="P1">Det är viktig för mig att tycka om det jag gör, ger man ett nytt stryka vilket läder till mer uthållighet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4:13:29.890000000</meta:creation-date>
    <dc:date>2014-07-01T14:56:30.282000000</dc:date>
    <meta:editing-duration>PT12M18S</meta:editing-duration>
    <meta:editing-cycles>1</meta:editing-cycles>
    <meta:document-statistic meta:table-count="0" meta:image-count="0" meta:object-count="0" meta:page-count="2" meta:paragraph-count="21" meta:word-count="161" meta:character-count="1097" meta:non-whitespace-character-count="891"/>
    <meta:generator>LibreOffice/4.1.6.2$Windows_x86 LibreOffice_project/40ff705089295be5be0aae9b15123f687c05b0a</meta:generator>
  </office:meta>
</office:document-meta>
</file>